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b9c" officeooo:paragraph-rsid="00087b9c"/>
    </style:style>
    <style:style style:name="P2" style:family="paragraph" style:parent-style-name="Table_20_Contents">
      <style:paragraph-properties fo:margin-top="0cm" fo:margin-bottom="0.499cm" loext:contextual-spacing="false"/>
      <style:text-properties officeooo:paragraph-rsid="00087b9c"/>
    </style:style>
    <style:style style:name="P3" style:family="paragraph" style:parent-style-name="Table_20_Contents">
      <style:paragraph-properties fo:margin-top="0cm" fo:margin-bottom="0.499cm" loext:contextual-spacing="false"/>
      <style:text-properties officeooo:paragraph-rsid="000b70c3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87b9c"/>
    </style:style>
    <style:style style:name="P5" style:family="paragraph" style:parent-style-name="Text_20_body">
      <style:paragraph-properties fo:margin-top="0cm" fo:margin-bottom="0.499cm" loext:contextual-spacing="false"/>
      <style:text-properties officeooo:paragraph-rsid="00087b9c"/>
    </style:style>
    <style:style style:name="P6" style:family="paragraph" style:parent-style-name="Heading_20_1">
      <style:paragraph-properties fo:margin-top="0cm" fo:margin-bottom="0.499cm" loext:contextual-spacing="false"/>
      <style:text-properties officeooo:paragraph-rsid="00087b9c"/>
    </style:style>
    <style:style style:name="P7" style:family="paragraph" style:parent-style-name="Preformatted_20_Text">
      <style:text-properties officeooo:paragraph-rsid="00087b9c"/>
    </style:style>
    <style:style style:name="P8" style:family="paragraph" style:parent-style-name="Preformatted_20_Text">
      <style:text-properties officeooo:paragraph-rsid="000b70c3"/>
    </style:style>
    <style:style style:name="T1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style:font-name="Liberation Serif" fo:font-size="12pt" fo:font-style="italic" fo:font-weight="normal" officeooo:rsid="000f2509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4" style:family="text">
      <style:text-properties fo:color="#006600" style:font-name="Liberation Serif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6600" style:font-name="Liberation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color="#006600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0000ff"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fo:color="#0000ff" style:font-name="Liberation Serif" fo:font-size="16pt" style:text-underline-style="none" fo:font-weight="bold" officeooo:rsid="000f2509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stackoverflow.com/questions/6280055/how-do-i-check-if-a-variable-is-of-a-certain-type-compare-two-types-in-c" text:style-name="Internet_20_link" text:visited-style-name="Visited_20_Internet_20_Link">How do I check if a variable is of a certain type (compare two types) in C</text:a></text:h>
      <text:p text:style-name="P1"><text:a xlink:type="simple" xlink:href="https://stackoverflow.com/questions/6280055/how-do-i-check-if-a-variable-is-of-a-certain-type-compare-two-types-in-c" text:style-name="Internet_20_link" text:visited-style-name="Visited_20_Internet_20_Link">https://stackoverflow.com/questions/6280055/how-do-i-check-if-a-variable-is-of-a-certain-type-compare-two-types-in-c</text:a></text:p>
      <text:p text:style-name="P1"/>
      <text:p text:style-name="P2"><text:span text:style-name="T3">Getting the type of a variable is, as of now, possible in C11 with the </text:span><text:span text:style-name="Source_20_Text"><text:span text:style-name="T3">_Generic</text:span></text:span><text:span text:style-name="T3"> generic selection. It works at compile-time.</text:span></text:p>
      <text:p text:style-name="P2"><text:span text:style-name="T3">The syntaxis is a bit like </text:span><text:span text:style-name="Source_20_Text"><text:span text:style-name="T3">switch</text:span></text:span><text:span text:style-name="T3">. Here's a sample (from </text:span><text:a xlink:type="simple" xlink:href="https://stackoverflow.com/a/17290414/3079266" text:style-name="Internet_20_link" text:visited-style-name="Visited_20_Internet_20_Link"><text:span text:style-name="T3">this answer</text:span></text:a><text:span text:style-name="T3">):</text:span></text:p>
      <text:p text:style-name="Preformatted_20_Text"><text:span text:style-name="Source_20_Text"><text:span text:style-name="T4">#define typename(x) _Generic((x), <text:s text:c="48"/>\</text:span></text:span></text:p>
      <text:p text:style-name="Preformatted_20_Text"><text:span text:style-name="Source_20_Text"><text:span text:style-name="T4"><text:s text:c="8"/>_Bool: "_Bool", <text:s text:c="17"/>unsigned char: "unsigned char", <text:s text:c="9"/>\</text:span></text:span></text:p>
      <text:p text:style-name="Preformatted_20_Text"><text:span text:style-name="Source_20_Text"><text:span text:style-name="T4"><text:s text:c="9"/>char: "char", <text:s text:c="20"/>signed char: "signed char", <text:s text:c="11"/>\</text:span></text:span></text:p>
      <text:p text:style-name="Preformatted_20_Text"><text:span text:style-name="Source_20_Text"><text:span text:style-name="T4"><text:s text:c="4"/>short int: "short int", <text:s text:c="8"/>unsigned short int: "unsigned short int", <text:s text:c="4"/>\</text:span></text:span></text:p>
      <text:p text:style-name="Preformatted_20_Text"><text:span text:style-name="Source_20_Text"><text:span text:style-name="T4"><text:s text:c="10"/>int: "int", <text:s text:c="20"/>unsigned int: "unsigned int", <text:s text:c="10"/>\</text:span></text:span></text:p>
      <text:p text:style-name="Preformatted_20_Text"><text:span text:style-name="Source_20_Text"><text:span text:style-name="T4"><text:s text:c="5"/>long int: "long int", <text:s text:c="10"/>unsigned long int: "unsigned long int", <text:s text:c="5"/>\</text:span></text:span></text:p>
      <text:p text:style-name="Preformatted_20_Text"><text:span text:style-name="Source_20_Text"><text:span text:style-name="T4">long long int: "long long int", unsigned long long int: "unsigned long long int", \</text:span></text:span></text:p>
      <text:p text:style-name="Preformatted_20_Text"><text:span text:style-name="Source_20_Text"><text:span text:style-name="T4"><text:s text:c="8"/>float: "float", <text:s text:c="24"/>double: "double", <text:s text:c="16"/>\</text:span></text:span></text:p>
      <text:p text:style-name="Preformatted_20_Text"><text:span text:style-name="Source_20_Text"><text:span text:style-name="T4"><text:s text:c="2"/>long double: "long double", <text:s text:c="18"/>char *: "pointer to char", <text:s text:c="7"/>\</text:span></text:span></text:p>
      <text:p text:style-name="Preformatted_20_Text"><text:span text:style-name="Source_20_Text"><text:span text:style-name="T4"><text:s text:c="7"/>void *: "pointer to void", <text:s text:c="15"/>int *: "pointer to int", <text:s text:c="8"/>\</text:span></text:span></text:p>
      <text:p text:style-name="Preformatted_20_Text"><text:span text:style-name="Source_20_Text"><text:span text:style-name="T5"><text:s text:c="6"/>default: "other")</text:span></text:span></text:p>
      <text:p text:style-name="P3"><text:span text:style-name="T3">To actually use it for compile-time manual type checking, you can define an </text:span><text:span text:style-name="Source_20_Text"><text:span text:style-name="T3">enum</text:span></text:span><text:span text:style-name="T3"> with all of the types you expect, something like this:</text:span></text:p>
      <text:p text:style-name="P3"><text:span text:style-name="Source_20_Text"><text:span text:style-name="T4">enum t_typename {</text:span></text:span></text:p>
      <text:p text:style-name="P7"><text:span text:style-name="Source_20_Text"><text:span text:style-name="T4"><text:s text:c="4"/>TYPENAME_BOOL,</text:span></text:span></text:p>
      <text:p text:style-name="P7"><text:span text:style-name="Source_20_Text"><text:span text:style-name="T4"><text:s text:c="4"/>TYPENAME_UNSIGNED_CHAR,</text:span></text:span></text:p>
      <text:p text:style-name="P7"><text:span text:style-name="Source_20_Text"><text:span text:style-name="T4"><text:s text:c="4"/>TYPENAME_CHAR,</text:span></text:span></text:p>
      <text:p text:style-name="P7"><text:span text:style-name="Source_20_Text"><text:span text:style-name="T4"><text:s text:c="4"/>TYPENAME_SIGNED_CHAR,</text:span></text:span></text:p>
      <text:p text:style-name="P7"><text:span text:style-name="Source_20_Text"><text:span text:style-name="T4"><text:s text:c="4"/>TYPENAME_SHORT_INT,</text:span></text:span></text:p>
      <text:p text:style-name="P7"><text:span text:style-name="Source_20_Text"><text:span text:style-name="T4"><text:s text:c="4"/>TYPENAME_UNSIGNED_CHORT_INT,</text:span></text:span></text:p>
      <text:p text:style-name="P7"><text:span text:style-name="Source_20_Text"><text:span text:style-name="T4"><text:s text:c="4"/>TYPENAME_INT,</text:span></text:span></text:p>
      <text:p text:style-name="P7"><text:span text:style-name="Source_20_Text"><text:span text:style-name="T4"><text:s text:c="4"/>/* ... */</text:span></text:span></text:p>
      <text:p text:style-name="P7"><text:span text:style-name="Source_20_Text"><text:span text:style-name="T4"><text:s text:c="4"/>TYPENAME_POINTER_TO_INT,</text:span></text:span></text:p>
      <text:p text:style-name="P8"><text:span text:style-name="Source_20_Text"><text:span text:style-name="T4"><text:s text:c="4"/>TYPENAME_OTHER</text:span></text:span></text:p>
      <text:p text:style-name="P8"><text:span text:style-name="Source_20_Text"><text:span text:style-name="T4">};</text:span></text:span></text:p>
      <text:p text:style-name="P2"><text:span text:style-name="T3">And then use </text:span><text:span text:style-name="Source_20_Text"><text:span text:style-name="T3">_Generic</text:span></text:span><text:span text:style-name="T3"> to match types to this </text:span><text:span text:style-name="Source_20_Text"><text:span text:style-name="T3">enum</text:span></text:span><text:span text:style-name="T3">:</text:span></text:p>
      <text:p text:style-name="P7"><text:span text:style-name="Source_20_Text"><text:span text:style-name="T4">#define typename(x) _Generic((x), <text:s text:c="54"/>\</text:span></text:span></text:p>
      <text:p text:style-name="P7"><text:span text:style-name="Source_20_Text"><text:span text:style-name="T4"><text:s text:c="8"/>_Bool: TYPENAME_BOOL, <text:s text:c="10"/>unsigned char: TYPENAME_UNSIGNED_CHAR, <text:s text:c="9"/>\</text:span></text:span></text:p>
      <text:p text:style-name="P7"><text:span text:style-name="Source_20_Text"><text:span text:style-name="T4"><text:s text:c="9"/>char: TYPENAME_CHAR, <text:s text:c="12"/>signed char: TYPENAME_SIGNED_CHAR, <text:s text:c="11"/>\</text:span></text:span></text:p>
      <text:p text:style-name="P7"><text:span text:style-name="Source_20_Text"><text:span text:style-name="T4"><text:s text:c="4"/>short int: TYPENAME_SHORT_INT, unsigned short int: TYPENAME_UNSIGNED_SHORT_INT, <text:s text:c="4"/>\</text:span></text:span></text:p>
      <text:p text:style-name="P7"><text:span text:style-name="Source_20_Text"><text:span text:style-name="T4"><text:s text:c="10"/>int: TYPENAME_INT, <text:s text:c="20"/>\</text:span></text:span></text:p>
      <text:p text:style-name="P7"><text:span text:style-name="Source_20_Text"><text:span text:style-name="T4"><text:s text:c="4"/>/* ... */ <text:s text:c="35"/>\</text:span></text:span></text:p>
      <text:p text:style-name="P7"><text:span text:style-name="Source_20_Text"><text:span text:style-name="T4"><text:s text:c="8"/>int *: TYPENAME_POINTER_TO_INT, <text:s text:c="9"/>\</text:span></text:span></text:p>
      <text:p text:style-name="P4"><text:span text:style-name="Source_20_Text"><text:span text:style-name="T4"><text:s text:c="6"/>default: TYPENAME_OTHER)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h text:style-name="P6" text:outline-level="1"><text:soft-page-break/><text:span text:style-name="Source_20_Text"><text:span text:style-name="T8">G</text:span></text:span><text:a xlink:type="simple" xlink:href="https://stackoverflow.com/questions/4239834/global-variable-in-c-are-static-or-not" text:style-name="Internet_20_link" text:visited-style-name="Visited_20_Internet_20_Link"><text:span text:style-name="Source_20_Text"><text:span text:style-name="T7">lobal </text:span></text:span></text:a><text:a xlink:type="simple" xlink:href="https://stackoverflow.com/questions/4239834/global-variable-in-c-are-static-or-not" text:style-name="Internet_20_link" text:visited-style-name="Visited_20_Internet_20_Link"><text:span text:style-name="Source_20_Text"><text:span text:style-name="T8">V</text:span></text:span></text:a><text:a xlink:type="simple" xlink:href="https://stackoverflow.com/questions/4239834/global-variable-in-c-are-static-or-not" text:style-name="Internet_20_link" text:visited-style-name="Visited_20_Internet_20_Link"><text:span text:style-name="Source_20_Text"><text:span text:style-name="T7">ariable in C are </text:span></text:span></text:a><text:a xlink:type="simple" xlink:href="https://stackoverflow.com/questions/4239834/global-variable-in-c-are-static-or-not" text:style-name="Internet_20_link" text:visited-style-name="Visited_20_Internet_20_Link"><text:span text:style-name="Source_20_Text"><text:span text:style-name="T8">S</text:span></text:span></text:a><text:a xlink:type="simple" xlink:href="https://stackoverflow.com/questions/4239834/global-variable-in-c-are-static-or-not" text:style-name="Internet_20_link" text:visited-style-name="Visited_20_Internet_20_Link"><text:span text:style-name="Source_20_Text"><text:span text:style-name="T7">tatic or </text:span></text:span></text:a><text:a xlink:type="simple" xlink:href="https://stackoverflow.com/questions/4239834/global-variable-in-c-are-static-or-not" text:style-name="Internet_20_link" text:visited-style-name="Visited_20_Internet_20_Link"><text:span text:style-name="Source_20_Text"><text:span text:style-name="T8">N</text:span></text:span></text:a><text:a xlink:type="simple" xlink:href="https://stackoverflow.com/questions/4239834/global-variable-in-c-are-static-or-not" text:style-name="Internet_20_link" text:visited-style-name="Visited_20_Internet_20_Link"><text:span text:style-name="Source_20_Text"><text:span text:style-name="T7">ot</text:span></text:span></text:a></text:h>
      <text:p text:style-name="P5"><text:span text:style-name="Source_20_Text"><text:span text:style-name="T6">If you do not specify a storage class (that is, the extern or static keywords), then by default global variables have external linkage. From the C99 standard:</text:span></text:span></text:p>
      <text:p text:style-name="Quotations"><text:span text:style-name="Strong_20_Emphasis"><text:span text:style-name="T1">§6.2.2 Linkages of identifiers</text:span></text:span></text:p>
      <text:p text:style-name="Quotations"><text:span text:style-name="T2">1</text:span><text:span text:style-name="T1">) If the declaration of a file scope identifier for an object or a function contains the storage-class specifier </text:span><text:span text:style-name="Source_20_Text"><text:span text:style-name="T1">static</text:span></text:span><text:span text:style-name="T1">, the identifier has internal linkage.</text:span></text:p>
      <text:p text:style-name="Quotations"><text:span text:style-name="T2">2</text:span><text:span text:style-name="T1">) If the declaration of an identifier for a function has no storage-class specifier, its linkage is determined exactly as if it were declared with the storage-class specifier </text:span><text:span text:style-name="Source_20_Text"><text:span text:style-name="T1">extern</text:span></text:span><text:span text:style-name="T1">. If the declaration of an identifier for an object has file scope and no storage-class specifier, its linkage is external.</text:span></text:p>
      <text:p text:style-name="Text_20_body"><text:span text:style-name="T1">So even if you don't specify the </text:span><text:span text:style-name="Source_20_Text"><text:span text:style-name="T1">extern</text:span></text:span><text:span text:style-name="T1"> keyword, globals can still be accessed by other source files (so-called </text:span><text:span text:style-name="Emphasis"><text:span text:style-name="T1">translation units</text:span></text:span><text:span text:style-name="T1">), because they can still have an </text:span><text:span text:style-name="Source_20_Text"><text:span text:style-name="T1">extern</text:span></text:span><text:span text:style-name="T1"> declaration for the same variable. If you use the </text:span><text:span text:style-name="Source_20_Text"><text:span text:style-name="T1">static</text:span></text:span><text:span text:style-name="T1"> keyword to specify internal linkage, then even in the presence of an </text:span><text:span text:style-name="Source_20_Text"><text:span text:style-name="T1">extern</text:span></text:span><text:span text:style-name="T1"> declaration for the same variable name in another source file, it will refer to a different variable.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2:56:51.400438148</meta:creation-date>
    <meta:generator>LibreOffice/5.1.6.2$Linux_X86_64 LibreOffice_project/10m0$Build-2</meta:generator>
    <dc:date>2017-09-08T18:28:53.652041706</dc:date>
    <meta:editing-duration>PT12H30S</meta:editing-duration>
    <meta:editing-cycles>7</meta:editing-cycles>
    <meta:document-statistic meta:table-count="0" meta:image-count="0" meta:object-count="0" meta:page-count="2" meta:paragraph-count="43" meta:word-count="411" meta:character-count="3289" meta:non-whitespace-character-count="2359"/>
  </office:meta>
</office:document-meta>
</file>